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deen:</text:p>
      <text:p text:style-name="Standard"/>
      <text:p text:style-name="Standard">-Favourite Page für die Spells über das Monocle</text:p>
      <text:p text:style-name="Standard"/>
      <text:p text:style-name="Standard">-Dicke Ränder für Favs</text:p>
      <text:p text:style-name="Standard"/>
      <text:p text:style-name="Standard">-IMAGE Hintergrund</text:p>
      <text:p text:style-name="Standard"/>
      <text:p text:style-name="Standard">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Sobczak</meta:initial-creator>
    <meta:creation-date>2020-02-18T21:10:22.99</meta:creation-date>
    <dc:date>2020-02-18T22:29:45.05</dc:date>
    <dc:creator>Thomas Sobczak</dc:creator>
    <meta:editing-duration>PT32M26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5" meta:word-count="16" meta:character-count="94"/>
  </office:meta>
</office:document-meta>
</file>